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799cm" svg:height="8.999cm" svg:x="1.201cm" svg:y="1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cm" svg:height="8.999cm" svg:x="0.6cm" svg:y="7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8.899cm" svg:height="8.999cm" svg:x="1.2cm" svg:y="14.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3.8cm" svg:height="1.1cm" svg:x="4cm" svg:y="0.4cm">
          <draw:text-box>
            <text:p>RESULTS BM4</text:p>
          </draw:text-box>
        </draw:frame>
      </draw:page>
      <draw:page draw:name="page2" draw:style-name="dp1" draw:master-page-name="Predeterminado">
        <draw:frame draw:style-name="gr1" draw:text-style-name="P1" draw:layer="layout" svg:width="18.799cm" svg:height="8.999cm" svg:x="1cm" svg:y="1.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9.099cm" svg:height="8.999cm" svg:x="0.901cm" svg:y="10.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18.899cm" svg:height="8.999cm" svg:x="1.101cm" svg:y="19.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3.8cm" svg:height="1.1cm" svg:x="4cm" svg:y="0.4cm">
          <draw:text-box>
            <text:p>RESULTS BM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6:04.305026627</meta:creation-date>
    <dc:date>2016-02-24T17:50:46.219497395</dc:date>
    <meta:editing-duration>PT14M26S</meta:editing-duration>
    <meta:editing-cycles>3</meta:editing-cycles>
    <meta:generator>LibreOffice/4.3.7.2$Linux_X86_64 LibreOffice_project/430m0$Build-2</meta:generator>
    <meta:document-statistic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cm" svg:height="9cm" xlink:href="." xlink:type="simple" chart:class="chart:bar" chart:style-name="ch1">
        <chart:legend chart:legend-position="end" svg:x="16.987cm" svg:y="3.703cm" style:legend-expansion="high" chart:style-name="ch2"/>
        <chart:plot-area chart:style-name="ch3" chart:data-source-has-labels="both" svg:x="0.376cm" svg:y="0.18cm" svg:width="16.235cm" svg:height="8.64cm">
          <chartooo:coordinate-region svg:x="0.997cm" svg:y="0.379cm" svg:width="15.614cm" svg:height="5.386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series chart:style-name="ch9" chart:values-cell-range-address="local-table.$D$2:.$D$31" chart:label-cell-address="local-table.$D$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</table:table-cell>
              <table:table-cell office:value-type="string">
                <text:p>Top10 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BFKV</text:p>
              </table:table-cell>
              <table:table-cell office:value-type="float" office:value="5.11363636364">
                <text:p>5.11363636364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26.1363636364">
                <text:p>26.1363636364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44.8863636364">
                <text:p>44.8863636364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38.0681818182">
                <text:p>38.0681818182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3.40909090909">
                <text:p>3.40909090909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4.3181818182">
                <text:p>44.3181818182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5.11363636364">
                <text:p>5.11363636364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18.75">
                <text:p>18.75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44.8863636364">
                <text:p>44.8863636364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0.4545454545">
                <text:p>20.454545454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6.5909090909">
                <text:p>46.5909090909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0.9090909091">
                <text:p>40.9090909091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2.7272727273">
                <text:p>22.72727272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2.7272727273">
                <text:p>22.7272727273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4.2045454545">
                <text:p>14.204545454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3.9772727273">
                <text:p>53.9772727273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5">
                <text:p>2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8.4090909091">
                <text:p>28.4090909091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6.8181818182">
                <text:p>56.818181818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31.25">
                <text:p>31.25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7.9545454545">
                <text:p>57.954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cm" xlink:href="." xlink:type="simple" chart:class="chart:bar" chart:style-name="ch1">
        <chart:legend chart:legend-position="end" svg:x="17.981cm" svg:y="3.205cm" style:legend-expansion="high" chart:style-name="ch2"/>
        <chart:plot-area chart:style-name="ch3" chart:data-source-has-labels="both" svg:x="0.944cm" svg:y="0.152cm" svg:width="16.273cm" svg:height="9.366cm">
          <chartooo:coordinate-region svg:x="1.565cm" svg:y="0.351cm" svg:width="15.652cm" svg:height="6.112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series chart:style-name="ch9" chart:values-cell-range-address="local-table.$D$2:.$D$31" chart:label-cell-address="local-table.$D$1" chart:class="chart:bar">
            <chart:data-point chart:repeated="30"/>
          </chart:series>
          <chart:series chart:style-name="ch10" chart:values-cell-range-address="local-table.$E$2:.$E$31" chart:label-cell-address="local-table.$E$1" chart:class="chart:bar">
            <chart:data-point chart:repeated="30"/>
          </chart:series>
          <chart:series chart:style-name="ch11" chart:values-cell-range-address="local-table.$F$2:.$F$31" chart:label-cell-address="local-table.$F$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CP_BFKV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2.5">
                <text:p>12.5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37.5">
                <text:p>37.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25">
                <text:p>25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25">
                <text:p>25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7.5">
                <text:p>37.5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3.84615384615">
                <text:p>3.8461538461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5">
                <text:p>25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2.2033898305">
                <text:p>32.2033898305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4.1666666667">
                <text:p>54.1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cm" svg:height="9cm" xlink:href="." xlink:type="simple" chart:class="chart:bar" chart:style-name="ch1">
        <chart:legend chart:legend-position="end" svg:x="17.14cm" svg:y="3.952cm" style:legend-expansion="high" chart:style-name="ch2"/>
        <chart:plot-area chart:style-name="ch3" chart:data-source-has-labels="both" svg:x="0.378cm" svg:y="0.179cm" svg:width="16.265cm" svg:height="8.639cm">
          <chartooo:coordinate-region svg:x="0.999cm" svg:y="0.378cm" svg:width="15.644cm" svg:height="5.385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CP_BFKV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1.4754098361">
                <text:p>11.4754098361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4.7540983607">
                <text:p>14.7540983607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25">
                <text:p>25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8.19672131148">
                <text:p>8.19672131148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25">
                <text:p>25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9.83606557377">
                <text:p>9.83606557377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4.7540983607">
                <text:p>14.7540983607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8.19672131148">
                <text:p>8.19672131148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5">
                <text:p>25</text:p>
              </table:table-cell>
              <table:table-cell office:value-type="float" office:value="27.868852459">
                <text:p>27.86885245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5">
                <text:p>25</text:p>
              </table:table-cell>
              <table:table-cell office:value-type="float" office:value="19.6721311475">
                <text:p>19.6721311475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50">
                <text:p>50</text:p>
              </table:table-cell>
              <table:table-cell office:value-type="float" office:value="11.4754098361">
                <text:p>11.4754098361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4.5901639344">
                <text:p>24.5901639344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1.3114754098">
                <text:p>21.311475409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5">
                <text:p>25</text:p>
              </table:table-cell>
              <table:table-cell office:value-type="float" office:value="22.9508196721">
                <text:p>22.950819672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6721311475">
                <text:p>19.672131147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7.868852459">
                <text:p>27.86885245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31.1475409836">
                <text:p>31.14754098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6.2295081967">
                <text:p>26.229508196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27.868852459">
                <text:p>27.868852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cm" svg:height="9cm" xlink:href="." xlink:type="simple" chart:class="chart:bar" chart:style-name="ch1">
        <chart:legend chart:legend-position="end" svg:x="16.987cm" svg:y="3.703cm" style:legend-expansion="high" chart:style-name="ch2"/>
        <chart:plot-area chart:style-name="ch3" chart:data-source-has-labels="both" svg:x="0.376cm" svg:y="0.18cm" svg:width="16.235cm" svg:height="8.64cm">
          <chartooo:coordinate-region svg:x="0.997cm" svg:y="0.379cm" svg:width="15.614cm" svg:height="5.597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series chart:style-name="ch9" chart:values-cell-range-address="local-table.$D$2:.$D$31" chart:label-cell-address="local-table.$D$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</table:table-cell>
              <table:table-cell office:value-type="string">
                <text:p>Top10 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Qm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0">
                <text:p>0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cm" svg:height="9cm" xlink:href="." xlink:type="simple" chart:class="chart:bar" chart:style-name="ch1">
        <chart:legend chart:legend-position="end" svg:x="18.08cm" svg:y="3.205cm" style:legend-expansion="high" chart:style-name="ch2"/>
        <chart:plot-area chart:style-name="ch3" chart:data-source-has-labels="both" svg:x="0.382cm" svg:y="0.18cm" svg:width="17.316cm" svg:height="8.64cm">
          <chartooo:coordinate-region svg:x="1.003cm" svg:y="0.379cm" svg:width="16.695cm" svg:height="5.597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series chart:style-name="ch9" chart:values-cell-range-address="local-table.$D$2:.$D$31" chart:label-cell-address="local-table.$D$1" chart:class="chart:bar">
            <chart:data-point chart:repeated="30"/>
          </chart:series>
          <chart:series chart:style-name="ch10" chart:values-cell-range-address="local-table.$E$2:.$E$31" chart:label-cell-address="local-table.$E$1" chart:class="chart:bar">
            <chart:data-point chart:repeated="30"/>
          </chart:series>
          <chart:series chart:style-name="ch11" chart:values-cell-range-address="local-table.$F$2:.$F$31" chart:label-cell-address="local-table.$F$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CP_Qm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0">
                <text:p>1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cm" svg:height="9cm" xlink:href="." xlink:type="simple" chart:class="chart:bar" chart:style-name="ch1">
        <chart:legend chart:legend-position="end" svg:x="17.14cm" svg:y="3.952cm" style:legend-expansion="high" chart:style-name="ch2"/>
        <chart:plot-area chart:style-name="ch3" chart:data-source-has-labels="both" svg:x="0.378cm" svg:y="0.18cm" svg:width="16.384cm" svg:height="8.64cm">
          <chartooo:coordinate-region svg:x="0.999cm" svg:y="0.379cm" svg:width="15.763cm" svg:height="5.597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CP_Qm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13.5135135135">
                <text:p>13.5135135135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.7027027027">
                <text:p>2.702702702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.7027027027">
                <text:p>2.7027027027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3.5135135135">
                <text:p>13.5135135135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7297297297">
                <text:p>29.7297297297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21.6216216216">
                <text:p>21.6216216216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1.6216216216">
                <text:p>21.621621621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6.2162162162">
                <text:p>16.2162162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